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259.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OSITION  </text:p>
          </table:table-cell>
          <table:table-cell table:style-name="ce1" office:value-type="string" calcext:value-type="string">
            <text:p>METRIC</text:p>
          </table:table-cell>
          <table:table-cell table:style-name="ce5" office:value-type="string" calcext:value-type="string">
            <text:p>System A</text:p>
          </table:table-cell>
          <table:table-cell table:style-name="ce5" office:value-type="string" calcext:value-type="string">
            <text:p>System B</text:p>
          </table:table-cell>
          <table:table-cell table:style-name="ce5" office:value-type="string" calcext:value-type="string">
            <text:p>System C</text:p>
          </table:table-cell>
          <table:table-cell table:style-name="ce5" office:value-type="string" calcext:value-type="string">
            <text:p>System D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Deployment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rocess Definition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rocess Definition Version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Activity Instances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80984" calcext:value-type="float">
            <text:p>380984</text:p>
          </table:table-cell>
          <table:table-cell table:style-name="ce4" office:value-type="float" office:value="67050" calcext:value-type="float">
            <text:p>67050</text:p>
          </table:table-cell>
          <table:table-cell table:style-name="ce4" office:value-type="float" office:value="7537175" calcext:value-type="float">
            <text:p>7537175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rocess Instances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3905" calcext:value-type="float">
            <text:p>23905</text:p>
          </table:table-cell>
          <table:table-cell table:style-name="ce4" office:value-type="float" office:value="11536" calcext:value-type="float">
            <text:p>11536</text:p>
          </table:table-cell>
          <table:table-cell table:style-name="ce4" office:value-type="float" office:value="780806" calcext:value-type="float">
            <text:p>780806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Process Instances (finished)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2186" calcext:value-type="float">
            <text:p>22186</text:p>
          </table:table-cell>
          <table:table-cell table:style-name="ce4" office:value-type="float" office:value="9906" calcext:value-type="float">
            <text:p>9906</text:p>
          </table:table-cell>
          <table:table-cell table:style-name="ce4" office:value-type="float" office:value="596929" calcext:value-type="float">
            <text:p>59692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Process Instances (running)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1630" calcext:value-type="float">
            <text:p>1630</text:p>
          </table:table-cell>
          <table:table-cell table:style-name="ce4" office:value-type="float" office:value="183877" calcext:value-type="float">
            <text:p>183877</text:p>
          </table:table-cell>
        </table:table-row>
        <table:table-row table:style-name="ro1">
          <table:table-cell table:style-name="ce2" office:value-type="string" calcext:value-type="string">
            <text:p>30.1</text:p>
          </table:table-cell>
          <table:table-cell table:style-name="ce4" office:value-type="string" calcext:value-type="string">
            <text:p>Executions (running)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3" table:style-name="ce6" office:value-type="string" calcext:value-type="string">
            <text:p>?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User Task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146672" calcext:value-type="float">
            <text:p>14667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User Tasks (unassigned)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6649" calcext:value-type="float">
            <text:p>1466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Event Subscrip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36585" calcext:value-type="float">
            <text:p>36585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Event Subscriptions (type: message start)  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Event Subscriptions (type: signal intermediate)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6585" calcext:value-type="float">
            <text:p>3658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Job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806" calcext:value-type="float">
            <text:p>80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Jobs (running)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04" calcext:value-type="float">
            <text:p>804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Jobs (due)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Jobs (waiting for timer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Jobs (suspended)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Jobs (failed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Jobs (timeout)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Jobs (type: message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6" calcext:value-type="float">
            <text:p>806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Jobs (type: timer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Process Variables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5651" calcext:value-type="float">
            <text:p>15651</text:p>
          </table:table-cell>
          <table:table-cell table:style-name="ce4" office:value-type="float" office:value="8610" calcext:value-type="float">
            <text:p>8610</text:p>
          </table:table-cell>
          <table:table-cell table:style-name="ce4" office:value-type="float" office:value="361211" calcext:value-type="float">
            <text:p>361211</text:p>
          </table:table-cell>
        </table:table-row>
        <table:table-row table:style-name="ro2" table:number-rows-repeated="104855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.00.0000</text:date>, <text:time style:data-style-name="N2" text:time-value="23:59:08.574171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0:58:25.249810991</meta:creation-date>
    <dc:date>2016-11-22T23:59:14.185075376</dc:date>
    <meta:editing-duration>PT6M14S</meta:editing-duration>
    <meta:editing-cycles>5</meta:editing-cycles>
    <meta:generator>LibreOffice/5.1.4.2$Linux_X86_64 LibreOffice_project/10m0$Build-2</meta:generator>
    <meta:document-statistic meta:table-count="1" meta:cell-count="144" meta:object-count="0"/>
  </office:meta>
</office:document-meta>
</file>